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79d" officeooo:paragraph-rsid="0007d79d"/>
    </style:style>
    <style:style style:name="P2" style:family="paragraph" style:parent-style-name="Standard">
      <style:text-properties officeooo:rsid="0009063a" officeooo:paragraph-rsid="0009063a"/>
    </style:style>
    <style:style style:name="P3" style:family="paragraph" style:parent-style-name="Standard">
      <style:text-properties officeooo:rsid="000b658e" officeooo:paragraph-rsid="000b658e"/>
    </style:style>
    <style:style style:name="P4" style:family="paragraph" style:parent-style-name="Standard">
      <style:text-properties officeooo:rsid="000c0189" officeooo:paragraph-rsid="000c0189"/>
    </style:style>
    <style:style style:name="P5" style:family="paragraph" style:parent-style-name="Standard">
      <style:text-properties officeooo:rsid="0009063a" officeooo:paragraph-rsid="0009063a"/>
    </style:style>
    <style:style style:name="T1" style:family="text">
      <style:text-properties officeooo:rsid="000a395e"/>
    </style:style>
    <style:style style:name="T2" style:family="text">
      <style:text-properties officeooo:rsid="000c0189"/>
    </style:style>
    <style:style style:name="T3" style:family="text">
      <style:text-properties officeooo:rsid="000da5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rrolo e programación en python.</text:p>
      <text:p text:style-name="P2">Uso de widget para a parte visual(xml).</text:p>
      <text:p text:style-name="P2">Clases prácticas con partes de teoría.</text:p>
      <text:p text:style-name="P2"/>
      <text:p text:style-name="P2">Exames teórico-prácticos de toda unha mañá.</text:p>
      <text:p text:style-name="P2">Permite o uso de manuais e material, pero a rede estará desconectada.</text:p>
      <text:p text:style-name="P2">Ferramentas :</text:p>
      <text:p text:style-name="P2"><text:tab/><text:span text:style-name="T1">Linguaxe:</text:span>python.</text:p>
      <text:p text:style-name="P2"><text:tab/><text:span text:style-name="T1">Desenrrolador de interfaces: Glade(É simplón, pero efectivo, desenrolado por GNOME).</text:span></text:p>
      <text:p text:style-name="P2"><text:tab/><text:span text:style-name="T1">IDE:Netbeans.</text:span></text:p>
      <text:p text:style-name="P2"/>
      <text:p text:style-name="P2"/>
      <text:p text:style-name="P3">Practica de python, empezamos na paxina 1<text:span text:style-name="T3">3</text:span>, <text:span text:style-name="T2">do pdf ,non do libro.</text:span></text:p>
      <text:p text:style-name="P3"/>
      <text:p text:style-name="P4">Para <text:span text:style-name="T3">obter o resultado enteiro dunha </text:span>división:</text:p>
      <text:p text:style-name="P4">//</text:p>
      <text:p text:style-name="P4"><text:span text:style-name="T3">P</text:span>ara potencias:</text:p>
      <text:p text:style-name="P4">**</text:p>
      <text:p text:style-name="P4">redondeo de dous decimais:</text:p>
      <text:p text:style-name="P4">round(_, 2) o guión baixo recolle o numero anterior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8:32:54.190984241</meta:creation-date>
    <dc:date>2018-09-19T10:33:08.034603115</dc:date>
    <meta:editing-duration>PT32M11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86" meta:character-count="562" meta:non-whitespace-character-count="489"/>
  </office:meta>
</office:document-meta>
</file>